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0016b01" officeooo:paragraph-rsid="00016b01"/>
    </style:style>
    <style:style style:name="P2" style:family="paragraph" style:parent-style-name="Text_20_body">
      <style:text-properties officeooo:rsid="00013c4f" officeooo:paragraph-rsid="00013c4f"/>
    </style:style>
    <style:style style:name="P3" style:family="paragraph" style:parent-style-name="Text_20_body">
      <style:text-properties officeooo:rsid="00016b01" officeooo:paragraph-rsid="00016e56"/>
    </style:style>
    <style:style style:name="P4" style:family="paragraph" style:parent-style-name="Title">
      <style:text-properties officeooo:rsid="00013c4f" officeooo:paragraph-rsid="00013c4f"/>
    </style:style>
    <style:style style:name="T1" style:family="text">
      <style:text-properties officeooo:rsid="00016e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tracellular Field Potential Recordings From CA1 Hippocampus Samples</text:p>
      <text:p text:style-name="P2"/>
      <text:h text:style-name="P1" text:outline-level="1">Introduction</text:h>
      <text:p text:style-name="P3">Identification of neuron-transmission in the CNS is a difficult task made easier by advances in neuropharmacology specifically the development of in vitro brain slices. These techniques allow the application of <text:span text:style-name="T1">electrophysiology to previously inaccessible regions. Here we used hippocampal slice preparations to investigsate field potentials in the CA1 region. </text:span></text:p>
      <text:p text:style-name="P3"/>
      <text:p text:style-name="P3"><text:span text:style-name="T1">There are four subfield that comprise the hippocampus and its learning and memory functions. These sub-fields are CA1 to CA4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0T11:05:21.319006453</meta:creation-date>
    <dc:date>2022-08-22T15:53:17.426076964</dc:date>
    <meta:editing-duration>P1DT5H45M59S</meta:editing-duration>
    <meta:editing-cycles>1</meta:editing-cycles>
    <meta:document-statistic meta:table-count="0" meta:image-count="0" meta:object-count="0" meta:page-count="2" meta:paragraph-count="4" meta:word-count="78" meta:character-count="568" meta:non-whitespace-character-count="492"/>
    <meta:generator>LibreOffice/7.3.5.2$Linux_X86_64 LibreOffice_project/30$Build-2</meta:generator>
  </office:meta>
</office:document-meta>
</file>